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margin-top="0cm" fo:margin-bottom="0.282cm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>
      <style:paragraph-properties fo:margin-top="0cm" fo:margin-bottom="0.423cm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" fo:font-size="24pt" fo:font-weight="bold" style:font-size-asian="24pt" style:font-weight-asian="bold" style:font-name-complex="Times1"/>
    </style:style>
    <style:style style:name="T2" style:family="text">
      <style:text-properties style:font-name="Times" fo:font-size="18pt" fo:font-weight="bold" style:font-size-asian="18pt" style:font-weight-asian="bold" style:font-name-complex="Times1"/>
    </style:style>
    <style:style style:name="T3" style:family="text">
      <style:text-properties style:font-name="Times" fo:font-size="12pt" style:font-size-asian="12pt" style:font-name-complex="Times1"/>
    </style:style>
    <style:style style:name="T4" style:family="text">
      <style:text-properties style:font-name="Times" fo:font-size="12pt" fo:font-weight="bold" style:font-size-asian="12pt" style:font-weight-asian="bold" style:font-name-complex="Times1"/>
    </style:style>
    <style:style style:name="T5" style:family="text">
      <style:text-properties style:font-name="Times" fo:font-size="20pt" style:font-size-asian="20pt" style:font-name-complex="Times1"/>
    </style:style>
    <style:style style:name="T6" style:family="text">
      <style:text-properties style:font-name="Times" fo:font-size="16pt" fo:letter-spacing="normal" style:font-size-asian="16pt" style:font-name-complex="Times1"/>
    </style:style>
    <style:style style:name="T7" style:family="text">
      <style:text-properties fo:color="#00000a" style:font-name="Times New Roman" fo:font-size="12pt" fo:font-weight="bold" style:font-size-asian="12pt" style:font-weight-asian="bold" style:font-name-complex="Times New Roman2"/>
    </style:style>
    <style:style style:name="T8" style:family="text">
      <style:text-properties style:font-name="Times New Roman" fo:font-size="12pt" style:font-size-asian="12pt" style:font-name-complex="Times New Roman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1"/>
      <text:p text:style-name="P1"/>
      <text:p text:style-name="P1"/>
      <text:p text:style-name="P1"><text:span text:style-name="T1">&lt;Projektnamn&gt;</text:span></text:p>
      <text:p text:style-name="P1"><text:span text:style-name="T2">Grupp &lt;nr&gt;</text:span></text:p>
      <text:p text:style-name="P1"/>
      <text:p text:style-name="P1"><text:span text:style-name="T1">Verifiering och valideringsdokument</text:span></text:p>
      <text:p text:style-name="P1"><text:span text:style-name="T2">V. &lt;nr&gt;</text:span></text:p>
      <text:p text:style-name="P1"><text:span text:style-name="T4">&lt;datum&gt;</text:span></text:p>
      <text:p text:style-name="P4"/>
      <text:p text:style-name="P5"><text:span text:style-name="T3">Dokumenthistorik</text:span></text:p>
      <text:p text:style-name="Standard"/>
      <text:p text:style-name="Standard"><text:span text:style-name="T3">Datum</text:span></text:p>
      <text:p text:style-name="Standard"><text:span text:style-name="T3">Version</text:span></text:p>
      <text:p text:style-name="Standard"><text:span text:style-name="T3">Beskrivning</text:span></text:p>
      <text:p text:style-name="Standard"><text:span text:style-name="T3">Författare</text:span></text:p>
      <text:p text:style-name="Standard"><text:span text:style-name="T3">&lt;ååmmdd&gt;</text:span></text:p>
      <text:p text:style-name="Standard"><text:span text:style-name="T3">&lt;x.x&gt;</text:span></text:p>
      <text:p text:style-name="Standard"><text:span text:style-name="T3">&lt;beskrivning av ändring&gt;</text:span></text:p>
      <text:p text:style-name="Standard"><text:span text:style-name="T3">&lt;namn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3">[Fler rader läggs till efterhand som det behövs.]</text:span></text:p>
      <text:p text:style-name="P5"><text:span text:style-name="T7">Innehåll</text:span></text:p>
      <text:p text:style-name="Standard"><text:span text:style-name="T3">Dokumenthistorik<text:tab/>2</text:span></text:p>
      <text:p text:style-name="Standard"><text:span text:style-name="T3">Verifiering och valideringsdokument<text:tab/>4</text:span></text:p>
      <text:p text:style-name="Standard"><text:span text:style-name="T3">Syfte<text:tab/>4</text:span></text:p>
      <text:p text:style-name="Standard"><text:span text:style-name="T3">Ordlista<text:tab/>4</text:span></text:p>
      <text:p text:style-name="Standard"><text:span text:style-name="T3">Referenser<text:tab/>4</text:span></text:p>
      <text:p text:style-name="Standard"><text:span text:style-name="T3">Testprocess<text:tab/>5</text:span></text:p>
      <text:p text:style-name="Standard"><text:span text:style-name="T3">Kravbaserad systemtestning<text:tab/>5</text:span></text:p>
      <text:p text:style-name="Standard"><text:span text:style-name="T3">&lt;Metodnamn&gt;<text:tab/>5</text:span></text:p>
      <text:p text:style-name="Standard"><text:span text:style-name="T3">&lt;Metodnamn&gt;<text:tab/>5</text:span></text:p>
      <text:p text:style-name="Standard"><text:span text:style-name="T3">Testfall kravbaserad systemtestning<text:tab/>6</text:span></text:p>
      <text:p text:style-name="Standard"><text:span text:style-name="T3">&lt;Eventuell underrubrik för indelning av testfall&gt;<text:tab/>6</text:span></text:p>
      <text:p text:style-name="Standard"><text:span text:style-name="T3">&lt;Eventuell underrubrik för indelning av testfall&gt;<text:tab/>6</text:span></text:p>
      <text:p text:style-name="Standard"><text:span text:style-name="T3">Spårningsmatris<text:tab/>6</text:span></text:p>
      <text:p text:style-name="Standard"><text:span text:style-name="T3">&lt;Testfall/materiel för annan metod&gt;<text:tab/>7</text:span></text:p>
      <text:p text:style-name="Standard"><text:span text:style-name="T3">Testrapporter<text:tab/>8</text:span></text:p>
      <text:p text:style-name="Standard"><text:span text:style-name="T3">Testrapport &lt;testyp/kategoritestfall&gt;&lt;Id för rapporten&gt;<text:tab/>8</text:span></text:p>
      <text:p text:style-name="Standard"/>
      <text:p text:style-name="P4"/>
      <text:p text:style-name="P6"><text:span text:style-name="T5">Verifiering och valideringsdokument</text:span></text:p>
      <text:p text:style-name="Standard"><text:span text:style-name="T3">Syfte</text:span></text:p>
      <text:p text:style-name="P7"/>
      <text:p text:style-name="P7"><text:span text:style-name="T6">Detta dokument beskriver hur testningen kommer att gå till samt beskriver testfallen utifrån vilka krav vi har. Det omfattar även vad och hur systemet ska testas.</text:span></text:p>
      <text:p text:style-name="Standard"/>
      <text:p text:style-name="Standard"><text:span text:style-name="T3">Ordlista</text:span></text:p>
      <text:p text:style-name="Standard"><text:span text:style-name="T3">&lt;ord&gt;<text:tab/>&lt;förklaring&gt;</text:span></text:p>
      <text:p text:style-name="Standard"><text:span text:style-name="T3">&lt;ord&gt;<text:tab/>&lt;förklaring&gt;</text:span></text:p>
      <text:p text:style-name="Standard"/>
      <text:p text:style-name="Standard"><text:span text:style-name="T3">[Ta upp förkortningar och uttryck som används i dokumentet och som kanske inte är självklara för en läsare som inte är insatt i projektet. Tänk också på att ta upp begrepp som skulle vara svåra att förstå för en läsare som skulle kunna vara en presumtiv kund eller referensperson i forma v exempelvis slutanvändare.]</text:span></text:p>
      <text:p text:style-name="Standard"/>
      <text:p text:style-name="Standard"><text:span text:style-name="T3">Referenser</text:span></text:p>
      <text:p text:style-name="Standard"><text:span text:style-name="T3">&lt;referens&gt;</text:span></text:p>
      <text:p text:style-name="Standard"/>
      <text:p text:style-name="Standard"><text:span text:style-name="T3">&lt;referens&gt;</text:span></text:p>
      <text:p text:style-name="Standard"/>
      <text:p text:style-name="Standard"><text:span text:style-name="T3">[Använd ett referenssystem och utforma referenser konsekvent enligt detta. Exempel på referenssystem enligt IEEE som är vanligt i tekniska dokument hittas på:</text:span></text:p>
      <text:p text:style-name="Standard"><text:span text:style-name="T3"><text:s/>http://libguides.murdoch.edu.au/c.php?g=246207&amp;p=1640218</text:span></text:p>
      <text:p text:style-name="Standard"><text:span text:style-name="T3">]</text:span></text:p>
      <text:p text:style-name="Standard"/>
      <text:p text:style-name="P4"/>
      <text:p text:style-name="P5"><text:span text:style-name="T3">Testprocess</text:span></text:p>
      <text:p text:style-name="P7"><text:span text:style-name="T6">Testen görs enbart utefter kraven som vi har i vårt kravdokument. Detta innebär att vi testar kraven och kollar om de är uppfyllda genom att använda programmet.</text:span></text:p>
      <text:p text:style-name="P7"><text:span text:style-name="T6">Vi testar samtidigt som vi programmerar för att minimera antalet fel. </text:span></text:p>
      <text:p text:style-name="P7"/>
      <text:p text:style-name="Standard"/>
      <text:p text:style-name="Standard"><text:span text:style-name="T3">Kravbaserad systemtestning</text:span></text:p>
      <text:p text:style-name="P7"/>
      <text:p text:style-name="P7"><text:span text:style-name="T6">Vi baserar uteslutande testfallen efter kraven i kravdokumentet. Vi testar allteftersom vi har implementerat ny kod.</text:span></text:p>
      <text:p text:style-name="Standard"/>
      <text:p text:style-name="Standard"/>
      <text:p text:style-name="Standard"/>
      <text:p text:style-name="Standard"><text:span text:style-name="T3">Krav-testning</text:span></text:p>
      <text:p text:style-name="Standard"><text:span text:style-name="T3">Denna metod är vår huvudsakliga metod som innebär att vi testar ifall kraven är implementerade och ifall de funkar tillfredställande.</text:span></text:p>
      <text:p text:style-name="Standard"/>
      <text:p text:style-name="Standard"><text:span text:style-name="T3">Prioritering</text:span></text:p>
      <text:p text:style-name="Standard"><text:span text:style-name="T3">Vi prioriterar att implementera ”must” kraven först och testar dessa. Därefter ”should” och sist ”could”.</text:span></text:p>
      <text:p text:style-name="Standard"/>
      <text:p text:style-name="Standard"/>
      <text:p text:style-name="Standard"><text:span text:style-name="T3">Prioritering</text:span></text:p>
      <text:p text:style-name="Standard"><text:span text:style-name="T3">&lt;Text som beskriver hur krav prioriteras för testning med denna metod.&gt;</text:span></text:p>
      <text:p text:style-name="Standard"/>
      <text:p text:style-name="Standard"><text:span text:style-name="T3">&lt;Metodnamn&gt;</text:span></text:p>
      <text:p text:style-name="Standard"/>
      <text:p text:style-name="Standard"><text:span text:style-name="T3">&lt;Text som beskriver någon metod som används. Gruppen kan lägga till metoder man anser lämpliga och vissa metoder kan tillkomma som del av någons individuella fördjupning.&gt;</text:span></text:p>
      <text:p text:style-name="Standard"/>
      <text:p text:style-name="Standard"><text:span text:style-name="T3">Prioritering</text:span></text:p>
      <text:p text:style-name="Standard"><text:span text:style-name="T3">&lt;Text som beskriver hur krav prioriteras för testning med denna metod.&gt;</text:span></text:p>
      <text:p text:style-name="Standard"/>
      <text:p text:style-name="Standard"/>
      <text:p text:style-name="P4"/>
      <text:p text:style-name="P5"><text:span text:style-name="T3">Testfall kravbaserad systemtestning</text:span></text:p>
      <text:p text:style-name="Standard"><text:span text:style-name="T3">&lt;Eventuell underrubrik för indelning av testfall&gt;</text:span></text:p>
      <text:p text:style-name="Standard"><text:span text:style-name="T4">M01 Webbsida</text:span></text:p>
      <text:p text:style-name="Standard"><text:span text:style-name="T3">Förberedelser: Starta webbapplikationen</text:span></text:p>
      <text:p text:style-name="Standard"><text:span text:style-name="T8">Teststeg:</text:span></text:p>
      <text:p text:style-name="P8"><text:span text:style-name="T8"><text:tab/>•<text:tab/>Testa ifall det går att komma in på sidan</text:span></text:p>
      <text:p text:style-name="P8"><text:span text:style-name="T8"><text:tab/>•<text:tab/>Se ifall det går att klicka på about us och se den</text:span></text:p>
      <text:p text:style-name="P8"><text:span text:style-name="T8"><text:tab/>•<text:tab/>Kunna skapa konto</text:span></text:p>
      <text:p text:style-name="P8"><text:span text:style-name="T8"><text:tab/><text:tab/>Kunna logga in</text:span></text:p>
      <text:list xml:id="list6198728058212102265" text:style-name="L3">
        <text:list-header>
          <text:p text:style-name="P3"><text:span text:style-name="T8"><text:s/><text:tab/></text:span></text:p>
        </text:list-header>
      </text:list>
      <text:list xml:id="list1948808070762494887" text:style-name="L2">
        <text:list-header>
          <text:p text:style-name="P2"><text:span text:style-name="T8"/></text:p>
        </text:list-header>
      </text:list>
      <text:p text:style-name="Standard"><text:span text:style-name="T3">Förväntat resultat: &lt;text&gt;</text:span></text:p>
      <text:p text:style-name="Standard"/>
      <text:p text:style-name="Standard"><text:span text:style-name="T4">M02 Collaborations</text:span></text:p>
      <text:p text:style-name="Standard"><text:span text:style-name="T3">Förberedelser: Skapa collaboratons sida och starta applikationen</text:span></text:p>
      <text:p text:style-name="Standard"><text:span text:style-name="T8">Teststeg:</text:span></text:p>
      <text:p text:style-name="P8"><text:span text:style-name="T8"><text:tab/>•<text:tab/>Se ifall det går att komma in på collaborationssidan</text:span></text:p>
      <text:p text:style-name="P8"><text:span text:style-name="T8"><text:tab/>•<text:tab/>Går det att söka på olika ”collaborations”</text:span></text:p>
      <text:p text:style-name="P8"><text:span text:style-name="T8"><text:tab/>•<text:tab/>Testa ifall det går att göra förfrågningar </text:span></text:p>
      <text:p text:style-name="P8"><text:span text:style-name="T8"><text:tab/><text:tab/>Testa ifall det går att bjuda in användare</text:span></text:p>
      <text:p text:style-name="P8"><text:span text:style-name="T8"><text:tab/><text:tab/>Går det att acceptera inbjudningar</text:span></text:p>
      <text:p text:style-name="P8"><text:span text:style-name="T8"/></text:p>
      <text:p text:style-name="Standard"><text:span text:style-name="T3">Förväntat resultat: &lt;text&gt;</text:span></text:p>
      <text:p text:style-name="Standard"/>
      <text:p text:style-name="Standard"><text:span text:style-name="T3">&lt;Eventuell underrubrik för indelning av testfall&gt;</text:span></text:p>
      <text:p text:style-name="Standard"><text:span text:style-name="T4">M03 profil</text:span></text:p>
      <text:p text:style-name="Standard"><text:span text:style-name="T3">Förberedelser: Skapa profil</text:span></text:p>
      <text:p text:style-name="Standard"><text:span text:style-name="T8">Teststeg:</text:span></text:p>
      <text:p text:style-name="P8"><text:span text:style-name="T8"><text:tab/>•<text:tab/>Går det att skapa profil</text:span></text:p>
      <text:p text:style-name="P8"><text:span text:style-name="T8"><text:tab/>•<text:tab/></text:span></text:p>
      <text:p text:style-name="P8"><text:span text:style-name="T8"><text:tab/>•<text:tab/>&lt;använd så många steg som behövs&gt;</text:span></text:p>
      <text:p text:style-name="Standard"><text:span text:style-name="T3">Förväntat resultat: &lt;text&gt;</text:span></text:p>
      <text:p text:style-name="Standard"><text:span text:style-name="T3"/></text:p>
      <text:p text:style-name="Standard"><text:span text:style-name="T4">M04 Musikfiler</text:span></text:p>
      <text:p text:style-name="Standard"><text:span text:style-name="T3">Förberedelser: Starta programmet </text:span></text:p>
      <text:p text:style-name="Standard"><text:span text:style-name="T8">Teststeg:</text:span></text:p>
      <text:p text:style-name="P8"><text:span text:style-name="T8"><text:tab/>•<text:tab/>Går det att ladda upp musikfiler till profilsidan</text:span></text:p>
      <text:p text:style-name="P8"><text:span text:style-name="T8"><text:tab/>•<text:tab/>Går det att ladda ner musikfiler</text:span></text:p>
      <text:p text:style-name="P8"><text:span text:style-name="T8"><text:tab/>•<text:tab/>&lt;använd så många steg som behövs&gt;</text:span></text:p>
      <text:p text:style-name="Standard"><text:span text:style-name="T3">Förväntat resultat: &lt;text&gt;</text:span></text:p>
      <text:p text:style-name="Standard"><text:span text:style-name="T3"/></text:p>
      <text:p text:style-name="Standard"><text:span text:style-name="T4">M05 mailbox</text:span></text:p>
      <text:p text:style-name="Standard"><text:span text:style-name="T3">Förberedelser: Starta programmet</text:span></text:p>
      <text:p text:style-name="Standard"><text:span text:style-name="T8">Teststeg:</text:span></text:p>
      <text:p text:style-name="P8"><text:span text:style-name="T8"><text:tab/>•<text:tab/>Går det att skicka meddelande</text:span></text:p>
      <text:p text:style-name="P8"><text:span text:style-name="T8"><text:tab/>•<text:tab/>Går det att gå in i mailbox</text:span></text:p>
      <text:p text:style-name="P8"><text:span text:style-name="T8"><text:tab/>•<text:tab/>Går det att ta emot meddelande</text:span></text:p>
      <text:p text:style-name="Standard"><text:span text:style-name="T3">Förväntat resultat: &lt;text&gt;</text:span></text:p>
      <text:p text:style-name="Standard"><text:span text:style-name="T3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oft-page-break/><text:span text:style-name="T4">M06 English</text:span></text:p>
      <text:p text:style-name="Standard"><text:span text:style-name="T3">Förberedelser: Starta programmet</text:span></text:p>
      <text:p text:style-name="Standard"><text:span text:style-name="T8">Teststeg:</text:span></text:p>
      <text:p text:style-name="P8"><text:span text:style-name="T8"><text:tab/>•<text:tab/>Är all text skriven på engelska</text:span></text:p>
      <text:p text:style-name="P8"><text:span text:style-name="T8"><text:tab/></text:span></text:p>
      <text:p text:style-name="Standard"><text:span text:style-name="T3">Förväntat resultat: &lt;text&gt;</text:span></text:p>
      <text:p text:style-name="Standard"/>
      <text:p text:style-name="Standard"><text:span text:style-name="T3">[Utformandet av testfallen kan utökas om behov finns. Se exempel i dokumentationsstödet.]</text:span></text:p>
      <text:p text:style-name="Standard"/>
      <text:p text:style-name="Standard"><text:span text:style-name="T3">Spårningsmatris</text:span></text:p>
      <text:p text:style-name="Standard"><text:span text:style-name="T3">[Annan variant på diagram kan användas eller bild infogas. Matrisen blir betydligt större och kan delas upp i flera matriser utifrån olika kategorier av krav eller testfall. Ett X nedan i matrisen indikerar att kravet testas av testfallet.]</text:span></text:p>
      <text:p text:style-name="Standard"><text:span text:style-name="T3">&lt;Eventuell underrubrik&gt;</text:span></text:p>
      <text:p text:style-name="Standard"/>
      <text:p text:style-name="Standard"/>
      <text:p text:style-name="P1"><text:span text:style-name="T3">&lt;id krav&gt;</text:span></text:p>
      <text:p text:style-name="P1"><text:span text:style-name="T3">&lt;id krav&gt;</text:span></text:p>
      <text:p text:style-name="P1"><text:span text:style-name="T3">&lt;id krav&gt;</text:span></text:p>
      <text:p text:style-name="P1"><text:span text:style-name="T3">&lt;id krav&gt;</text:span></text:p>
      <text:p text:style-name="P1"><text:span text:style-name="T3">&lt;id krav&gt;</text:span></text:p>
      <text:p text:style-name="Standard"><text:span text:style-name="T3">&lt;id testfall&gt;</text:span></text:p>
      <text:p text:style-name="P1"><text:span text:style-name="T3">X</text:span></text:p>
      <text:p text:style-name="P1"><text:span text:style-name="T3">X</text:span></text:p>
      <text:p text:style-name="P1"/>
      <text:p text:style-name="P1"/>
      <text:p text:style-name="P1"/>
      <text:p text:style-name="Standard"><text:span text:style-name="T3">&lt;id testfall&gt;</text:span></text:p>
      <text:p text:style-name="P1"/>
      <text:p text:style-name="P1"><text:span text:style-name="T3">X</text:span></text:p>
      <text:p text:style-name="P1"/>
      <text:p text:style-name="P1"/>
      <text:p text:style-name="P1"/>
      <text:p text:style-name="Standard"><text:span text:style-name="T3">&lt;id testfall&gt;</text:span></text:p>
      <text:p text:style-name="P1"/>
      <text:p text:style-name="P1"/>
      <text:p text:style-name="P1"><text:span text:style-name="T3">X</text:span></text:p>
      <text:p text:style-name="P1"/>
      <text:p text:style-name="P1"/>
      <text:p text:style-name="Standard"><text:span text:style-name="T3">&lt;id testfall&gt;</text:span></text:p>
      <text:p text:style-name="P1"><text:span text:style-name="T3">X</text:span></text:p>
      <text:p text:style-name="P1"/>
      <text:p text:style-name="P1"/>
      <text:p text:style-name="P1"><text:span text:style-name="T3">X</text:span></text:p>
      <text:p text:style-name="P1"/>
      <text:p text:style-name="Standard"><text:span text:style-name="T3">&lt;id testfall&gt;</text:span></text:p>
      <text:p text:style-name="P1"/>
      <text:p text:style-name="P1"/>
      <text:p text:style-name="P1"/>
      <text:p text:style-name="P1"/>
      <text:p text:style-name="P1"><text:span text:style-name="T3">X</text:span></text:p>
      <text:p text:style-name="Standard"/>
      <text:p text:style-name="P4"/>
      <text:p text:style-name="P5"><text:span text:style-name="T3">&lt;Testfall/materiel för annan metod&gt;</text:span></text:p>
      <text:p text:style-name="Standard"><text:span text:style-name="T3">[Dokumentera andra testfall som används med andra metoder eller annan lämplig dokumentation så som exempelvis checklistor eller sammanställningar för annan typ av verifiering och validering.]</text:span></text:p>
      <text:p text:style-name="Standard"/>
      <text:p text:style-name="P4"/>
      <text:p text:style-name="P5"><text:span text:style-name="T3">Testrapporter</text:span></text:p>
      <text:p text:style-name="Standard"><text:span text:style-name="T3">[Testrapporter kan dokumenteras i egna dokument om gruppen önskar.]</text:span></text:p>
      <text:p text:style-name="Standard"><text:span text:style-name="T3">Testrapport &lt;testyp/kategoritestfall&gt;&lt;Id för rapporten&gt;</text:span></text:p>
      <text:p text:style-name="Standard"/>
      <text:p text:style-name="Standard"><text:span text:style-name="T4">Id testfall</text:span></text:p>
      <text:p text:style-name="Standard"><text:span text:style-name="T4">datum</text:span></text:p>
      <text:p text:style-name="Standard"><text:span text:style-name="T4">Kod/dokument version</text:span></text:p>
      <text:p text:style-name="Standard"><text:span text:style-name="T4">Utfört av</text:span></text:p>
      <text:p text:style-name="Standard"><text:span text:style-name="T4">Resultat</text:span></text:p>
      <text:p text:style-name="Standard"><text:span text:style-name="T3">&lt;id&gt;</text:span></text:p>
      <text:p text:style-name="Standard"><text:span text:style-name="T3">&lt;ååmmdd&gt;</text:span></text:p>
      <text:p text:style-name="Standard"><text:span text:style-name="T3">&lt;x.x&gt;</text:span></text:p>
      <text:p text:style-name="Standard"><text:span text:style-name="T3">&lt;Namn&gt;</text:span></text:p>
      <text:p text:style-name="Standard"><text:span text:style-name="T3">&lt;Förväntat/kommentar om ej som förväntat resultat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[Det kommer sannolikt att behövas fler rader och flera olika testrapporter. Det kan också förekomma andra typer av rapporter så som protokoll efter granskningsmöten eller liknande.]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1" svg:font-family="'Times New Roman'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na Allder</meta:initial-creator>
    <dc:date>2016-04-13T16:40:16</dc:date>
    <meta:generator>OpenOffice.org/3.4.1$Unix OpenOffice.org_project/341m1$Build-9593</meta:generator>
    <meta:editing-duration>PT19M31S</meta:editing-duration>
    <meta:editing-cycles>1</meta:editing-cycles>
    <meta:document-statistic meta:table-count="0" meta:image-count="0" meta:object-count="0" meta:page-count="9" meta:paragraph-count="145" meta:word-count="718" meta:character-count="4918"/>
    <meta:user-defined meta:name="Company">Malmö högskola</meta:user-defined>
  </office:meta>
</office:document-meta>
</file>